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officeooo:rsid="0003a362" officeooo:paragraph-rsid="0003a362"/>
    </style:style>
    <style:style style:name="P2" style:family="paragraph" style:parent-style-name="Standard">
      <style:paragraph-properties fo:text-align="justify" style:justify-single-word="false"/>
      <style:text-properties style:font-name="DejaVu Sans" officeooo:rsid="000458d0" officeooo:paragraph-rsid="000458d0"/>
    </style:style>
    <style:style style:name="P3" style:family="paragraph" style:parent-style-name="Standard">
      <style:paragraph-properties fo:text-align="justify" style:justify-single-word="false"/>
      <style:text-properties style:font-name="DejaVu Sans" officeooo:rsid="000458d0" officeooo:paragraph-rsid="000458d0" fo:background-color="#ffff00"/>
    </style:style>
    <style:style style:name="P4" style:family="paragraph" style:parent-style-name="Standard">
      <style:paragraph-properties fo:text-align="justify" style:justify-single-word="false"/>
      <style:text-properties style:font-name="DejaVu Sans" fo:font-weight="bold" officeooo:rsid="0003a362" officeooo:paragraph-rsid="0003a36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" fo:font-style="italic" fo:font-weight="bold" officeooo:rsid="0003a362" officeooo:paragraph-rsid="0003a362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" officeooo:paragraph-rsid="0003a362"/>
    </style:style>
    <style:style style:name="T1" style:family="text">
      <style:text-properties officeooo:rsid="0003a362"/>
    </style:style>
    <style:style style:name="T2" style:family="text">
      <style:text-properties officeooo:rsid="00044685"/>
    </style:style>
    <style:style style:name="T3" style:family="text">
      <style:text-properties officeooo:rsid="00060f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ижегородская, в ленту, потреб рынок</text:p>
      <text:p text:style-name="P2"><text:s/>http://img-fotki.yandex.ru/get/3102/xsanf2008.14/0_228f5_443f119a_XL</text:p>
      <text:p text:style-name="P2">[16:44:19] </text:p>
      <text:p text:style-name="P3">Количество съеденного и выпитого россиянами в новый год измеряется вагонами и декалитрами</text:p>
      <text:p text:style-name="P1"/>
      <text:p text:style-name="P1"/>
      <text:p text:style-name="P4">В праздники нижегородцы выпили бассейн шампанского</text:p>
      <text:p text:style-name="P1"/>
      <text:p text:style-name="P1">В последние дни декабря поток покупателей в нижегородских магазинах увеличился в разы. Так, магазины <text:span text:style-name="T3">и </text:span>крупные торговые центры <text:s/>за праздничные дни посетили 3 млн покупателей. Это практически каждый житель Нижегородской области. Об этом журналистам сегодня, 11 января, рассказала начальник управления туризма, потребительского рынка и услуг министерства поддержки и развития малого предпринимательства Нижегородской области Надежда Солдатова. </text:p>
      <text:p text:style-name="P1"/>
      <text:p text:style-name="P1">По мнению экспертов, в новогодние праздники нижегородцами приобретено не менее 15 железнодорожных вагонов мандаринов – это более одного килограмма на каждого жителя области.</text:p>
      <text:p text:style-name="P1"/>
      <text:p text:style-name="P1">Из приобретенного зеленого горошка можно было приготовить порядка 2 тысяч тонн традиционного салата оливье. А это уже два железнодорожных состава по 15 вагонов.</text:p>
      <text:p text:style-name="P1"/>
      <text:p text:style-name="P6"><text:span text:style-name="T1">«Под бой курантов нижегородцами открыто более 3 млн бутылок шампанского, в том числе 2 млн из них –</text:span><text:span text:style-name="T2"> </text:span><text:span text:style-name="T1">наших производителей. Этим количеством шампанского можно было до краев наполнить бассейн спортивного комплекса «Дельфин», –</text:span><text:span text:style-name="T2"> </text:span><text:span text:style-name="T1">отметила <text:s/>Солдатова.</text:span></text:p>
      <text:p text:style-name="P1"/>
      <text:p text:style-name="P5">Алексей Головенко</text:p>
      <text:p text:style-name="P1"/>
      <text:p text:style-name="P1">Нижегородская область</text:p>
      <text:p text:style-name="P1">Солдатова</text:p>
      <text:p text:style-name="P1">Министерство поддержки и развития малого предпринимательства</text:p>
      <text:p text:style-name="P1">Новый г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Verd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1T16:33:39</meta:creation-date>
    <dc:date>2012-01-11T16:58:42</dc:date>
    <meta:editing-duration>PT00H12M15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1" meta:paragraph-count="14" meta:word-count="174" meta:character-count="1390"/>
    <dc:creator>Оксак Наталья</dc:creator>
  </office:meta>
</office:document-meta>
</file>